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  <style:font-face style:name="Verdana" svg:font-family="Verdana, Arial, Helvetica, sans-serif"/>
  </office:font-face-decls>
  <office:automatic-styles>
    <style:style style:name="P1" style:family="paragraph" style:parent-style-name="Standard">
      <style:text-properties officeooo:rsid="001411ba" officeooo:paragraph-rsid="001411ba" fo:background-color="#ffff00"/>
    </style:style>
    <style:style style:name="P2" style:family="paragraph" style:parent-style-name="Standard">
      <style:text-properties fo:background-color="#ffff00"/>
    </style:style>
    <style:style style:name="P3" style:family="paragraph" style:parent-style-name="Standard">
      <style:text-properties fo:background-color="transparent"/>
    </style:style>
    <style:style style:name="P4" style:family="paragraph" style:parent-style-name="Standard">
      <style:text-properties fo:color="#c9211e" loext:opacity="100%" fo:background-color="transparent"/>
    </style:style>
    <style:style style:name="P5" style:family="paragraph" style:parent-style-name="Standard">
      <style:text-properties fo:color="#c9211e" loext:opacity="100%"/>
    </style:style>
    <style:style style:name="P6" style:family="paragraph" style:parent-style-name="Standard">
      <style:text-properties fo:color="#c9211e" loext:opacity="100%" fo:background-color="#ffff00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fo:background-color="#ffff00" loext:char-shading-value="0"/>
    </style:style>
    <style:style style:name="T6" style:family="text">
      <style:text-properties fo:color="#c9211e" loext:opacity="100%" fo:background-color="#ffff00" loext:char-shading-value="0"/>
    </style:style>
    <style:style style:name="T7" style:family="text">
      <style:text-properties style:text-underline-style="solid" style:text-underline-type="double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AULA 13 – Componentes de valor</text:p>
      <text:p text:style-name="P2">TESTE REALIZADO</text:p>
      <text:p text:style-name="P2"/>
      <text:p text:style-name="P2"/>
      <text:p text:style-name="P2"/>
      <text:p text:style-name="P2">Questão3 <text:s/></text:p>
      <text:p text:style-name="P3"><text:s/></text:p>
      <text:p text:style-name="P3"><text:s text:c="3"/>Assinale a alternativa que define o conceito abaixo, referente aos elementos básicos da filosofia de valor para o cliente.</text:p>
      <text:p text:style-name="P3"/>
      <text:p text:style-name="P3">"Incorporar a filosofia de qualidade nas pessoas significa ajudá-las a se tornarem capazes de implementar melhorias contínuas nos processos em andamento, a fim de aumentar o valor entregue ao cliente."</text:p>
      <text:p text:style-name="P2"><text:s/></text:p>
      <text:p text:style-name="P2">1 - Ênfase nas pessoas.</text:p>
      <text:p text:style-name="P3">2 - Processos e sistemas.</text:p>
      <text:p text:style-name="P3">3 - Fornecedores e clientes.</text:p>
      <text:p text:style-name="P3">4 - Qualidade em todas as áreas.</text:p>
      <text:p text:style-name="P3">5 - Trabalho em equipe.</text:p>
      <text:p text:style-name="P3"><text:s/></text:p>
      <text:p text:style-name="P2">Sua resposta: Ênfase nas pessoas.</text:p>
      <text:p text:style-name="P3">Valor: Resposta Correta</text:p>
      <text:p text:style-name="P3">Valor recebido: 10.00</text:p>
      <text:p text:style-name="P3"/>
      <text:p text:style-name="P3"/>
      <text:p text:style-name="P2"/>
      <text:p text:style-name="P2">Questão7 <text:s/></text:p>
      <text:p text:style-name="P3"><text:s/></text:p>
      <text:p text:style-name="P3"><text:s text:c="3"/>Marque a alternativa correta, de acordo com a filosofia do valor para o cliente.</text:p>
      <text:p text:style-name="P2"><text:s/></text:p>
      <text:p text:style-name="P2">1 - A filosofia da qualidade está funcionando quando os colaboradores são capazes de melhorar continuamente os seus processos organizacionais.</text:p>
      <text:p text:style-name="P3">2 - O controle estatístico de processo é um conjunto de palpites.</text:p>
      <text:p text:style-name="P3">3 - Os processos, por melhorarem continuamente, devem ser priorizados em relação aos resultados percebidos pelos clientes.</text:p>
      <text:p text:style-name="P3">4 - O administrador deve reagir aos sintomas, não se preocupando com as causas básicas dos problemas.</text:p>
      <text:p text:style-name="P3">5 - Não podemos melhorar continuamente processos.</text:p>
      <text:p text:style-name="P3"><text:s/></text:p>
      <text:p text:style-name="P2">Sua resposta: A filosofia da qualidade está funcionando quando os colaboradores são capazes de melhorar continuamente os seus processos organizacionais.</text:p>
      <text:p text:style-name="P3">Valor: Resposta Correta</text:p>
      <text:p text:style-name="P3">Valor recebido: 10.00</text:p>
      <text:p text:style-name="P2"/>
      <text:p text:style-name="P2"/>
      <text:p text:style-name="P2"/>
      <text:p text:style-name="P2">Questão6 <text:s/></text:p>
      <text:p text:style-name="P3"><text:s/></text:p>
      <text:p text:style-name="P3"><text:s text:c="3"/>Um processo é ___________.</text:p>
      <text:p text:style-name="P3"><text:s/></text:p>
      <text:p text:style-name="P3">1 - um conjunto independente de tarefas</text:p>
      <text:p text:style-name="P3"><text:soft-page-break/>2 - trabalho de um departamento</text:p>
      <text:p text:style-name="P3">3 - uma atividade secundária da empresa</text:p>
      <text:p text:style-name="P2">4 - um agrupamento de tarefas para um determinado resultado</text:p>
      <text:p text:style-name="P3">5 - sempre de responsabilidade da chefia</text:p>
      <text:p text:style-name="P3"><text:s/></text:p>
      <text:p text:style-name="P2">Sua resposta: um agrupamento de tarefas para um determinado resultado</text:p>
      <text:p text:style-name="P3">Valor: Resposta Correta</text:p>
      <text:p text:style-name="P3">Valor recebido: 10.00</text:p>
      <text:p text:style-name="Standard"/>
      <text:p text:style-name="Standard"/>
      <text:p text:style-name="P2"/>
      <text:p text:style-name="P2">Questão8 <text:s/></text:p>
      <text:p text:style-name="Standard"><text:s/></text:p>
      <text:p text:style-name="Standard"><text:s text:c="3"/>Algumas das etapas de um processo ___________.</text:p>
      <text:p text:style-name="Standard"><text:s/></text:p>
      <text:p text:style-name="Standard">1 - estão numa mesma área da organização</text:p>
      <text:p text:style-name="Standard">2 - têm um responsável definido</text:p>
      <text:p text:style-name="Standard">3 - estão subordinadas a um só departamento</text:p>
      <text:p text:style-name="Standard">4 - não estão relacionadas</text:p>
      <text:p text:style-name="P2">5 - estão em áreas diferentes da organização</text:p>
      <text:p text:style-name="P2"><text:s/></text:p>
      <text:p text:style-name="P2">Sua resposta: estão em áreas diferentes da organização</text:p>
      <text:p text:style-name="Standard">Valor: Resposta Correta</text:p>
      <text:p text:style-name="Standard">Valor recebido: 10.00</text:p>
      <text:p text:style-name="Standard"/>
      <text:p text:style-name="Standard"><text:s/></text:p>
      <text:p text:style-name="P2"/>
      <text:p text:style-name="P2">Questão9 <text:s/></text:p>
      <text:p text:style-name="Standard"><text:s/></text:p>
      <text:p text:style-name="Standard"><text:s text:c="3"/>Escolha a alternativa errada, de acordo com o módulo “Componentes de Valor”.</text:p>
      <text:p text:style-name="Standard"><text:s/></text:p>
      <text:p text:style-name="P2">1 - Não devemos considerar os processos, apenas os resultados.</text:p>
      <text:p text:style-name="Standard">2 - As empresas podem entregar maior valor ao cliente, melhorando seus processos.</text:p>
      <text:p text:style-name="Standard">3 - Uma série de tarefas correlacionadas pode ser chamada de um processo, e um grupo de processos interligados pode ser chamado de sistema.</text:p>
      <text:p text:style-name="Standard">4 - Podemos considerar que as atividades de uma empresa são conjuntos de processos.</text:p>
      <text:p text:style-name="Standard">5 - Dentro da empresa, os funcionários recebem “valor” de outros colegas, seus fornecedores internos.</text:p>
      <text:p text:style-name="Standard"><text:s/></text:p>
      <text:p text:style-name="P2">Sua resposta: Não devemos considerar os processos, apenas os resultados.</text:p>
      <text:p text:style-name="P2">Valor: Resposta Correta</text:p>
      <text:p text:style-name="Standard">Valor recebido: 10.00</text:p>
      <text:p text:style-name="Standard"/>
      <text:p text:style-name="Standard"><text:s/></text:p>
      <text:p text:style-name="P5">Questão2 <text:s/></text:p>
      <text:p text:style-name="Standard"><text:s/></text:p>
      <text:p text:style-name="Standard"><text:s text:c="3"/>As empresas somente podem aumentar o valor para os clientes ___________.</text:p>
      <text:p text:style-name="Standard"><text:s/></text:p>
      <text:p text:style-name="P5">1 - por meio da redução dos custos</text:p>
      <text:p text:style-name="Standard">2 - melhorando a qualidade dos produtos</text:p>
      <text:p text:style-name="Standard"><text:span text:style-name="T2">3 -</text:span> <text:span text:style-name="T2">melhorando continuamente seus processos</text:span></text:p>
      <text:p text:style-name="Standard">4 - melhorando o atendimento dispensado aos mesmos</text:p>
      <text:p text:style-name="Standard"><text:soft-page-break/>5 - fazendo promoções de vendas</text:p>
      <text:p text:style-name="Standard"><text:s/></text:p>
      <text:p text:style-name="P5">Sua resposta: por meio da redução dos custos</text:p>
      <text:p text:style-name="Standard">Valor: Resposta Errada - Consulte a página 9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5">Questão3 <text:s/></text:p>
      <text:p text:style-name="Standard"><text:s/></text:p>
      <text:p text:style-name="Standard"><text:s text:c="3"/>De acordo com a filosofia do valor para o cliente, julgue as sentenças e marque a alternativa errada.</text:p>
      <text:p text:style-name="Standard"><text:s/></text:p>
      <text:p text:style-name="P5">1 - O controle estatístico dos processos é um processo científico.</text:p>
      <text:p text:style-name="Standard">2 - Os clientes recebem determinado resultado dos processos organizacionais, por isso somente eles podem julgá-los quanto à qualidade.</text:p>
      <text:p text:style-name="P4">3 - Tornar as pessoas capazes de implementar melhorias contínuas nos processos é incorporar a filosofia da qualidade.</text:p>
      <text:p text:style-name="Standard">4 -</text:p>
      <text:p text:style-name="Standard">O administrador deve atentar para sintomas superficiais, porque o controle estatístico não tem funcionado nas empresas modernas.</text:p>
      <text:p text:style-name="Standard"/>
      <text:p text:style-name="Standard">5 - O administrador deve tomar decisões com base em dados confirmados e não em palpites.</text:p>
      <text:p text:style-name="Standard"><text:s/></text:p>
      <text:p text:style-name="P5">Sua resposta: O controle estatístico dos processos é um processo científico.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6">Questão4 <text:s/></text:p>
      <text:p text:style-name="Standard"><text:s/></text:p>
      <text:p text:style-name="Standard"><text:s text:c="3"/>De acordo com a filosofia do valor para o cliente, julgue as alternativas e marque a errada.</text:p>
      <text:p text:style-name="Standard"><text:s/></text:p>
      <text:p text:style-name="P5">1 - Os clientes recebem determinado resultado dos processos organizacionais, por isso somente eles podem julgá-lo quanto à qualidade.</text:p>
      <text:p text:style-name="P2">2 - Palpites são importantes porque são a base do controle estatístico dos processos, e do controle científico dos processos.</text:p>
      <text:p text:style-name="Standard">3 - Tornar as pessoas capazes de implementar melhorias contínuas nos processos é incorporar a filosofia da qualidade.</text:p>
      <text:p text:style-name="Standard">4 - O administrador deve encontrar as causas básicas dos problemas, em vez de reagir a sintomas superficiais.</text:p>
      <text:p text:style-name="Standard">5 - O administrador deve tomar decisões com base em dados confirmados e não em palpites.</text:p>
      <text:p text:style-name="Standard"><text:s/></text:p>
      <text:p text:style-name="P5">Sua resposta: Os clientes recebem determinado resultado dos processos organizacionais, por isso somente eles podem julgá-lo quanto à qualidade.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oft-page-break/><text:s/></text:p>
      <text:p text:style-name="Standard"><text:s/></text:p>
      <text:p text:style-name="P5">Questão5 <text:s/></text:p>
      <text:p text:style-name="Standard"><text:s/></text:p>
      <text:p text:style-name="Standard"><text:s text:c="3"/>A qualidade do resultado de um processo depende ___________.</text:p>
      <text:p text:style-name="Standard"><text:s/></text:p>
      <text:p text:style-name="P5">1 - do processo seguinte</text:p>
      <text:p text:style-name="Standard">2 - da qualidade das chefias</text:p>
      <text:p text:style-name="Standard">3 - da promoção de vendas</text:p>
      <text:p text:style-name="Standard">4 - da qualidade do que entra no processo</text:p>
      <text:p text:style-name="Standard">5 - da publicidade da empresa</text:p>
      <text:p text:style-name="Standard"><text:s/></text:p>
      <text:p text:style-name="P5">Sua resposta: do processo seguinte</text:p>
      <text:p text:style-name="Standard">Valor: Resposta Errada - Consulte a página 6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Standard"/>
      <text:p text:style-name="Standard"/>
      <text:p text:style-name="Standard"/>
      <text:p text:style-name="P2">Questão6 <text:s/></text:p>
      <text:p text:style-name="Standard"><text:s/></text:p>
      <text:p text:style-name="Standard"><text:s text:c="3"/>___________ é um dos elementos básicos da filosofia de valor para o cliente.</text:p>
      <text:p text:style-name="Standard"><text:s/></text:p>
      <text:p text:style-name="P2">1 - A ênfase nas pessoas</text:p>
      <text:p text:style-name="Standard">2 - A redução de custos</text:p>
      <text:p text:style-name="Standard">3 - A fiscalização dos funcionários</text:p>
      <text:p text:style-name="Standard">4 - aumento do lucro</text:p>
      <text:p text:style-name="Standard">5 - trabalho individual</text:p>
      <text:p text:style-name="Standard"><text:s/></text:p>
      <text:p text:style-name="P2">Sua resposta: A ênfase nas pessoas</text:p>
      <text:p text:style-name="Standard">Valor: Resposta Correta</text:p>
      <text:p text:style-name="Standard">Valor recebido: 10.00</text:p>
      <text:p text:style-name="Standard"/>
      <text:p text:style-name="Standard"/>
      <text:p text:style-name="Standard"><text:s/></text:p>
      <text:p text:style-name="Standard"><text:s/></text:p>
      <text:p text:style-name="P2">Questão7 <text:s/></text:p>
      <text:p text:style-name="Standard"><text:s/></text:p>
      <text:p text:style-name="Standard"><text:s text:c="3"/>Marque a alternativa correta, de acordo com o módulo “Componentes de Valor”.</text:p>
      <text:p text:style-name="Standard"><text:s/></text:p>
      <text:p text:style-name="P2">1 - As empresas podem entregar maior valor ao cliente, melhorando seus processos.</text:p>
      <text:p text:style-name="Standard">2 - Qualidade deve ser buscada apenas pelas empresas que possuem saúde financeira boa.</text:p>
      <text:p text:style-name="Standard">3 - Não há relação entre a satisfação dos clientes internos com a satisfação dos clientes externos.</text:p>
      <text:p text:style-name="Standard">4 - Para garantir qualidade é preciso abandonar o controle dos processos.</text:p>
      <text:p text:style-name="Standard">5 - Os processos em uma empresa são controlados pelos tribunais de júri estaduais.</text:p>
      <text:p text:style-name="P2"><text:s/></text:p>
      <text:p text:style-name="P2">Sua resposta: As empresas podem entregar maior valor ao cliente, melhorando seus processos.</text:p>
      <text:p text:style-name="P2">Valor: Resposta Correta</text:p>
      <text:p text:style-name="Standard">Valor recebido: 10.00</text:p>
      <text:p text:style-name="Standard"><text:soft-page-break/></text:p>
      <text:p text:style-name="Standard"/>
      <text:p text:style-name="Standard"><text:s/></text:p>
      <text:p text:style-name="Standard"><text:s/></text:p>
      <text:p text:style-name="P2">Questão8 <text:s/></text:p>
      <text:p text:style-name="Standard"><text:s/></text:p>
      <text:p text:style-name="Standard"><text:s text:c="3"/>Marque a alternativa correta de acordo com o módulo "Componentes de Valor".</text:p>
      <text:p text:style-name="Standard"/>
      <text:p text:style-name="Standard">Fornecedor é quem __________ alguma coisa num processo.</text:p>
      <text:p text:style-name="Standard"><text:s/></text:p>
      <text:p text:style-name="P5">1 - empresta</text:p>
      <text:p text:style-name="P2">2 - envia</text:p>
      <text:p text:style-name="Standard">3 - adquire</text:p>
      <text:p text:style-name="Standard">4 - informa</text:p>
      <text:p text:style-name="Standard">5 - recebe</text:p>
      <text:p text:style-name="Standard"><text:s/></text:p>
      <text:p text:style-name="P5">Sua resposta: empresta</text:p>
      <text:p text:style-name="Standard">Valor: Resposta Errada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5">Questão9 <text:s/></text:p>
      <text:p text:style-name="Standard"><text:s/></text:p>
      <text:p text:style-name="Standard"><text:s text:c="3"/>Somente ___________ de um processo podem julgar a qualidade do que recebem.</text:p>
      <text:p text:style-name="Standard"><text:s/></text:p>
      <text:p text:style-name="P5">1 - os fornecedores</text:p>
      <text:p text:style-name="Standard">2 - os clientes</text:p>
      <text:p text:style-name="Standard">3 - as chefias</text:p>
      <text:p text:style-name="Standard">4 - os concorrentes</text:p>
      <text:p text:style-name="Standard">5 - os criadores</text:p>
      <text:p text:style-name="P5"><text:s/></text:p>
      <text:p text:style-name="P5">Sua resposta: os fornecedores</text:p>
      <text:p text:style-name="Standard">Valor: Resposta Errada - Consulte a página 6</text:p>
      <text:p text:style-name="Standard">Valor recebido: 0.00</text:p>
      <text:p text:style-name="Standard"/>
      <text:p text:style-name="Standard"/>
      <text:p text:style-name="Standard"><text:s/></text:p>
      <text:p text:style-name="Standard"><text:s/></text:p>
      <text:p text:style-name="P5">Questão10 <text:s/></text:p>
      <text:p text:style-name="Standard"><text:s/></text:p>
      <text:p text:style-name="Standard"><text:s text:c="3"/>Marque a alternativa errada, de acordo com o módulo “Componentes de Valor”.</text:p>
      <text:p text:style-name="Standard"><text:s/></text:p>
      <text:p text:style-name="P5">1 - Os resultados de um processo dependem do que entra nesse processo.</text:p>
      <text:p text:style-name="Standard">2 - Um grupo de processos interligados pode ser chamado de sistema.</text:p>
      <text:p text:style-name="Standard">3 - Dentro da empresa, os funcionários recebem valores de outros colegas, mas não podem chamá-los de seus fornecedores internos.</text:p>
      <text:p text:style-name="Standard">4 - Toda organização possui fornecedores e clientes internos e externos.</text:p>
      <text:p text:style-name="P5">5 - As empresas podem entregar maior valor ao cliente, melhorando seus processos.</text:p>
      <text:p text:style-name="Standard"><text:s/></text:p>
      <text:p text:style-name="P5">Sua resposta: As empresas podem entregar maior valor ao cliente, melhorando seus processos.</text:p>
      <text:p text:style-name="Standard"><text:soft-page-break/>Valor: Resposta Errada</text:p>
      <text:p text:style-name="Standard">Valor recebido: 0.00</text:p>
      <text:p text:style-name="Standard"/>
      <text:p text:style-name="P5"/>
      <text:p text:style-name="P5">Questão1 <text:s/></text:p>
      <text:p text:style-name="P5"><text:s/></text:p>
      <text:p text:style-name="Standard"><text:s text:c="3"/>___________ é fundamental para se analisar e entender um processo.</text:p>
      <text:p text:style-name="Standard"><text:s/></text:p>
      <text:p text:style-name="Standard">1 - <text:span text:style-name="T4">A escolha de um responsável</text:span></text:p>
      <text:p text:style-name="Standard">2 - trabalho em grupo</text:p>
      <text:p text:style-name="P5">3 - interesse da chefia</text:p>
      <text:p text:style-name="Standard">4 - Muito treinamento</text:p>
      <text:p text:style-name="Standard">5 - trabalho individual</text:p>
      <text:p text:style-name="Standard"><text:s/></text:p>
      <text:p text:style-name="P5">Sua resposta: interesse da chefia</text:p>
      <text:p text:style-name="Standard">Valor: Resposta Errada - Consulte a página 7</text:p>
      <text:p text:style-name="Standard">Valor recebido: 0.00</text:p>
      <text:p text:style-name="Standard"/>
      <text:p text:style-name="P5">Questão9 <text:s/></text:p>
      <text:p text:style-name="P5"><text:s/></text:p>
      <text:p text:style-name="Standard"><text:s text:c="3"/>Escolha a alternativa errada, de acordo com o módulo “Componentes de Valor”.</text:p>
      <text:p text:style-name="Standard"><text:s/></text:p>
      <text:p text:style-name="Standard">1 - Não devemos considerar os processos, apenas os resultados.</text:p>
      <text:p text:style-name="P2">2 - As empresas podem entregar maior valor ao cliente, melhorando seus processos.</text:p>
      <text:p text:style-name="Standard">3 - Uma série de tarefas correlacionadas pode ser chamada de um processo, e um grupo de processos interligados pode ser chamado de sistema.</text:p>
      <text:p text:style-name="Standard">4 - Podemos considerar que as atividades de uma empresa são conjuntos de processos.</text:p>
      <text:p text:style-name="Standard">5 - Dentro da empresa, os funcionários recebem “valor” de outros colegas, seus fornecedores internos.</text:p>
      <text:p text:style-name="Standard"><text:s/></text:p>
      <text:p text:style-name="P5">Sua resposta: As empresas podem entregar maior valor ao cliente, melhorando seus processos.</text:p>
      <text:p text:style-name="P5">Valor: Resposta Errada</text:p>
      <text:p text:style-name="Standard">Valor recebido: 0.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/>
    <style:font-face style:name="Verdana" svg:font-family="Verdana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08:49:28.654347800</meta:creation-date>
    <dc:date>2023-05-24T10:11:24.877868121</dc:date>
    <meta:editing-duration>PT1H11M40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6" meta:paragraph-count="231" meta:word-count="1315" meta:character-count="8217" meta:non-whitespace-character-count="6920"/>
  </office:meta>
</office:document-meta>
</file>